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Wrapper class &amp;Conver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16" calcext:value-type="date">
            <text:p>16/11/23</text:p>
          </table:table-cell>
        </table:table-row>
        <table:table-row table:style-name="ro1">
          <table:table-cell office:value-type="string" calcext:value-type="string">
            <text:p>Abstraction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 office:value-type="date" office:date-value="2023-11-16" calcext:value-type="date">
            <text:p>16/11/23</text:p>
          </table:table-cell>
        </table:table-row>
        <table:table-row table:style-name="ro1">
          <table:table-cell office:value-type="string" calcext:value-type="string">
            <text:p>abstract class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interface 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Programs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16" calcext:value-type="date">
            <text:p>16/1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11:44:33.0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16T18:03:56.641000000</dc:date>
    <meta:editing-duration>PT9H18M11S</meta:editing-duration>
    <meta:editing-cycles>11</meta:editing-cycles>
    <meta:generator>LibreOffice/7.2.2.2$Windows_X86_64 LibreOffice_project/02b2acce88a210515b4a5bb2e46cbfb63fe97d56</meta:generator>
    <meta:document-statistic meta:table-count="1" meta:cell-count="14" meta:object-count="0"/>
  </office:meta>
</office:document-meta>
</file>